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1dac9"/>
    </style:style>
    <style:style style:name="P2" style:family="paragraph" style:parent-style-name="Text_20_body">
      <style:paragraph-properties fo:line-height="150%"/>
      <style:text-properties officeooo:paragraph-rsid="0011dac9"/>
    </style:style>
    <style:style style:name="P3" style:family="paragraph" style:parent-style-name="Text_20_body">
      <style:paragraph-properties fo:line-height="150%"/>
      <style:text-properties officeooo:paragraph-rsid="00138a26"/>
    </style:style>
    <style:style style:name="P4" style:family="paragraph" style:parent-style-name="Text_20_body">
      <style:text-properties officeooo:paragraph-rsid="0011dac9"/>
    </style:style>
    <style:style style:name="P5" style:family="paragraph" style:parent-style-name="Text_20_body">
      <style:paragraph-properties fo:margin-left="0cm" fo:margin-right="0cm" fo:line-height="150%" fo:text-indent="1.249cm" style:auto-text-indent="false"/>
      <style:text-properties officeooo:paragraph-rsid="00138a26"/>
    </style:style>
    <style:style style:name="P6" style:family="paragraph" style:parent-style-name="Text_20_body">
      <style:paragraph-properties fo:margin-left="0cm" fo:margin-right="0cm" fo:line-height="150%" fo:text-indent="1.249cm" style:auto-text-indent="false" fo:break-before="page"/>
      <style:text-properties officeooo:paragraph-rsid="00138a26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4pt" fo:language="en" fo:country="US" style:font-name-asian="Times New Roman CYR" style:font-size-asian="14pt" style:font-size-complex="14pt"/>
    </style:style>
    <style:style style:name="T4" style:family="text">
      <style:text-properties fo:color="#000000" fo:font-size="14pt" fo:language="en" fo:country="US" fo:font-style="italic" style:font-size-asian="14pt" style:font-style-asian="italic" style:font-size-complex="14pt"/>
    </style:style>
    <style:style style:name="T5" style:family="text">
      <style:text-properties fo:color="#000000" fo:font-size="14pt" style:font-name-asian="Times New Roman CYR" style:font-size-asian="14pt" style:font-size-complex="14pt"/>
    </style:style>
    <style:style style:name="T6" style:family="text">
      <style:text-properties fo:color="#000000" style:text-position="super 58%" fo:font-size="14pt" style:font-size-asian="14pt" style:font-size-complex="14pt"/>
    </style:style>
    <style:style style:name="T7" style:family="text">
      <style:text-properties fo:color="#000000" style:text-position="sub 58%" fo:font-size="14pt" style:font-size-asian="14pt" style:font-size-complex="14pt"/>
    </style:style>
    <style:style style:name="T8" style:family="text">
      <style:text-properties fo:color="#000000" style:text-position="sub 58%" fo:font-size="14pt" fo:language="en" fo:country="US" style:font-size-asian="14pt" style:font-size-complex="14pt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Населённости штарковских подуровней, находящихся в термодинамическом равновесии, можно найти как [64]: </text:span></text:p>
      <text:p text:style-name="P3"><text:span text:style-name="T1"><draw:frame draw:style-name="fr1" draw:name="Объект8" text:anchor-type="as-char" svg:width="3.073cm" svg:height="0.563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, <text:s text:c="29"/>(1.1)</text:span></text:p>
      <text:p text:style-name="P3"><text:span text:style-name="T1">где </text:span><text:span text:style-name="T2">i</text:span><text:span text:style-name="T1"> – номер подуровня, </text:span><text:span text:style-name="T2">N</text:span><text:span text:style-name="T8">m</text:span><text:span text:style-name="T1"> – населенность энергетического уровня, </text:span><text:span text:style-name="T2">g</text:span><text:span text:style-name="T8">mi</text:span><text:span text:style-name="T1"> – статистический вес подуровня, </text:span><text:span text:style-name="T2">F</text:span><text:span text:style-name="T8">mi</text:span><text:span text:style-name="T1"> – больцмановский фактор, равный:</text:span></text:p>
      <text:p text:style-name="P3"><text:span text:style-name="T1"><draw:frame draw:style-name="fr1" draw:name="Объект9" text:anchor-type="as-char" svg:width="4.877cm" svg:height="1.242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, <text:s text:c="27"/>(1.2)</text:span></text:p>
      <text:p text:style-name="P3"><text:span text:style-name="T1">где </text:span><text:span text:style-name="T2">i</text:span><text:span text:style-name="T1"> – номер подуровня, </text:span><text:span text:style-name="T2">T</text:span><text:span text:style-name="T1"> – температура кристалла, </text:span><text:span text:style-name="T2">k</text:span><text:span text:style-name="T1"> – постоянная Больцмана. Статсумма для уровня </text:span><text:span text:style-name="T2">m</text:span><text:span text:style-name="T1"> </text:span><text:span text:style-name="T2">Z</text:span><text:span text:style-name="T8">m</text:span><text:span text:style-name="T1"> определяется по формуле:</text:span></text:p>
      <text:p text:style-name="P3"><text:span text:style-name="T1"><draw:frame draw:style-name="fr1" draw:name="Объект10" text:anchor-type="as-char" svg:width="5.195cm" svg:height="1.228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5"> <text:s text:c="21"/></text:span><text:span text:style-name="T1">(1.3) </text:span></text:p>
      <text:p text:style-name="P5"><text:span text:style-name="T1">Будем считать, что </text:span><text:span text:style-name="T2">g</text:span><text:span text:style-name="T8">mi</text:span><text:span text:style-name="T1"> =1 для всех подуровней. </text:span></text:p>
      <text:p text:style-name="P2"><text:span text:style-name="T1"><draw:frame draw:style-name="fr1" draw:name="Объект25" text:anchor-type="as-char" svg:width="6.929cm" svg:height="1.24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 <text:s text:c="25"/></text:span><text:span text:style-name="T2">(1.9).</text:span></text:p>
      <text:p text:style-name="P2"><text:span text:style-name="T1">Для кристалла </text:span><text:span text:style-name="T2">Tm</text:span><text:span text:style-name="T1">:</text:span><text:span text:style-name="T2">YLF</text:span><text:span text:style-name="T1"> значение </text:span><text:span text:style-name="T1"><draw:frame draw:style-name="fr1" draw:name="Объект26" text:anchor-type="as-char" svg:width="1.88cm" svg:height="1.18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 а </text:span><text:span text:style-name="T1"><draw:frame draw:style-name="fr1" draw:name="Объект27" text:anchor-type="as-char" svg:width="1.436cm" svg:height="0.56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5600 см</text:span><text:span text:style-name="T6">-1</text:span><text:span text:style-name="T1"> [46].</text:span></text:p>
      <text:p text:style-name="P2"><text:span text:style-name="T1"><draw:frame draw:style-name="fr1" draw:name="Объект32" text:anchor-type="as-char" svg:width="4.369cm" svg:height="1.64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, <text:tab/><text:tab/><text:tab/>(</text:span><text:span text:style-name="T2">1</text:span><text:span text:style-name="T1">.11)</text:span></text:p>
      <text:p text:style-name="P2"><text:span text:style-name="T1">где </text:span><text:span text:style-name="T4">l</text:span><text:span text:style-name="T7">кр</text:span><text:span text:style-name="T1"> – длина, </text:span><text:span text:style-name="T1"><draw:frame draw:style-name="fr1" draw:name="Объект33" text:anchor-type="as-char" svg:width="1.129cm" svg:height="0.50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 - пропускание активного элемента на данной длине волны. С другой стороны согласно (1.7) и (1.10),</text:span></text:p>
      <text:p text:style-name="P2"><text:span text:style-name="T1"><draw:frame draw:style-name="fr1" draw:name="Объект34" text:anchor-type="as-char" svg:width="4.292cm" svg:height="1.185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 </text:span><text:span text:style-name="T1"><text:tab/><text:tab/><text:tab/>(1.12)</text:span></text:p>
      <text:p text:style-name="P2"><text:span text:style-name="T1">С учётом малости спектральной мощности падающего излучения будем считать, что все активные центры находятся в основном состоянии. Тогда член </text:span><text:span text:style-name="T1"><draw:frame draw:style-name="fr1" draw:name="Объект35" text:anchor-type="as-char" svg:width="1.309cm" svg:height="1.185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 пренебрежительно мал по сравнению с </text:span><text:span text:style-name="T2">N</text:span><text:span text:style-name="T7">1</text:span><text:span text:style-name="T1"> и эффективное сечение поглощения находится по формуле:</text:span></text:p>
      <text:p text:style-name="P4"><text:soft-page-break/><text:span text:style-name="T1"><draw:frame draw:style-name="fr1" draw:name="Объект36" text:anchor-type="as-char" svg:width="2.78cm" svg:height="1.17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, <text:s text:c="22"/>(1.13)</text:span></text:p>
      <text:p text:style-name="P1"><text:span text:style-name="T1">где </text:span><text:span text:style-name="T2">N</text:span><text:span text:style-name="T7">0</text:span><text:span text:style-name="T1"> – концентрация ионов </text:span><text:span text:style-name="T2">Tm</text:span><text:span text:style-name="T6">3+</text:span><text:span text:style-name="T1">. Для кристалла </text:span><text:span text:style-name="T2">Tm</text:span><text:span text:style-name="T1">:</text:span><text:span text:style-name="T2">YLF</text:span><text:span text:style-name="T1"> с допированием 3% ат. </text:span><text:span text:style-name="T1"><draw:frame draw:style-name="fr1" draw:name="Объект37" text:anchor-type="as-char" svg:width="2.708cm" svg:height="0.62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см</text:span><text:span text:style-name="T6">-3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1:23:50.062218470</meta:creation-date>
    <dc:date>2015-05-21T22:17:45.566895853</dc:date>
    <meta:editing-duration>PT23M32S</meta:editing-duration>
    <meta:editing-cycles>1</meta:editing-cycles>
    <meta:document-statistic meta:table-count="0" meta:image-count="0" meta:object-count="12" meta:page-count="2" meta:paragraph-count="15" meta:word-count="136" meta:character-count="1080" meta:non-whitespace-character-count="811"/>
    <meta:generator>LibreOffice/4.4.2.2$Linux_X86_64 LibreOffice_project/4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frac>
              <msub>
                <mi>Z</mi>
                <mstyle mathsize="8pt">
                  <mn>1</mn>
                </mstyle>
              </msub>
              <msub>
                <mi>Z</mi>
                <mstyle mathsize="8pt">
                  <mn>2</mn>
                </mstyle>
              </msub>
            </mfrac>
            <mo stretchy="false">=</mo>
            <mn>1,</mn>
          </mrow>
          <mtext>51</mtext>
        </mrow>
      </mstyle>
      <mrow/>
    </mrow>
    <annotation encoding="StarMath 5.0"> size 12{ {  {Z rSub { size 8{1} } }  over  {Z rSub { size 8{2} } } } =1,"51"} {}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n</mi>
            <mstyle mathsize="8pt">
              <mstyle mathvariant="italic">
                <mtext>mi</mtext>
              </mstyle>
            </mstyle>
          </msub>
          <mo stretchy="false">=</mo>
          <mrow>
            <msub>
              <mi>F</mi>
              <mstyle mathsize="8pt">
                <mstyle mathvariant="italic">
                  <mtext>mi</mtext>
                </mstyle>
              </mstyle>
            </msub>
            <mo stretchy="false">⋅</mo>
            <msub>
              <mi>g</mi>
              <mstyle mathsize="8pt">
                <mstyle mathvariant="italic">
                  <mtext>mi</mtext>
                </mstyle>
              </mstyle>
            </msub>
            <mo stretchy="false">⋅</mo>
            <msub>
              <mi>N</mi>
              <mstyle mathsize="8pt">
                <mi>m</mi>
              </mstyle>
            </msub>
          </mrow>
        </mrow>
      </mstyle>
      <mrow/>
    </mrow>
    <annotation encoding="StarMath 5.0"> size 12{n rSub { size 8{ ital "mi"} } =F rSub { size 8{ ital "mi"} }  cdot g rSub { size 8{ ital "mi"} }  cdot N rSub { size 8{m} } 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style mathvariant="italic">
                  <mtext>mi</mtext>
                </mstyle>
              </mstyle>
            </msub>
            <mo stretchy="false">=</mo>
            <mrow>
              <mfrac>
                <mn>1</mn>
                <msub>
                  <mi>Z</mi>
                  <mstyle mathsize="8pt">
                    <mi>m</mi>
                  </mstyle>
                </msub>
              </mfrac>
              <mo stretchy="false">⋅</mo>
              <mtext>exp</mtext>
            </mrow>
          </mrow>
          <mrow>
            <mo fence="true" stretchy="true">(</mo>
            <mrow>
              <mrow>
                <mo stretchy="false">−</mo>
                <mfrac>
                  <mrow>
                    <msub>
                      <mi>E</mi>
                      <mstyle mathsize="8pt">
                        <mstyle mathvariant="italic">
                          <mtext>mi</mtext>
                        </mstyle>
                      </mstyle>
                    </msub>
                    <mo stretchy="false">−</mo>
                    <msub>
                      <mi>E</mi>
                      <mstyle mathsize="8pt">
                        <mrow>
                          <mi>m</mi>
                          <mn>1</mn>
                        </mrow>
                      </mstyle>
                    </msub>
                  </mrow>
                  <mstyle mathvariant="italic">
                    <mtext>kT</mtext>
                  </mstyle>
                </mfrac>
              </mrow>
            </mrow>
            <mo fence="true" stretchy="true">)</mo>
          </mrow>
        </mrow>
      </mstyle>
      <mrow/>
    </mrow>
    <annotation encoding="StarMath 5.0"> size 12{F rSub { size 8{ ital "mi"} } = {  {1}  over  {Z rSub { size 8{m} } } }  cdot "exp" left ( -  {  {E rSub { size 8{ ital "mi"} }  - E rSub { size 8{m1} } }  over  { ital "kT"} }  right )} {}</annotation>
  </semantics>
</math>
</file>

<file path=Object 12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i>m</mi>
            </mstyle>
          </msub>
          <mo stretchy="false">=</mo>
          <mrow>
            <munder>
              <mo stretchy="false">∑</mo>
              <mstyle mathsize="8pt">
                <mi>i</mi>
              </mstyle>
            </munder>
            <mrow>
              <msub>
                <mi>g</mi>
                <mstyle mathsize="8pt">
                  <mstyle mathvariant="italic">
                    <mtext>mi</mtext>
                  </mstyle>
                </mstyle>
              </msub>
              <mtext>exp</mtext>
              <mrow>
                <mo fence="true" stretchy="true">(</mo>
                <mrow>
                  <mrow>
                    <mo stretchy="false">−</mo>
                    <mfrac>
                      <mrow>
                        <msub>
                          <mi>E</mi>
                          <mstyle mathsize="8pt">
                            <mstyle mathvariant="italic">
                              <mtext>mi</mtext>
                            </mstyle>
                          </mstyle>
                        </msub>
                        <mo stretchy="false">−</mo>
                        <msub>
                          <mi>E</mi>
                          <mstyle mathsize="8pt">
                            <mrow>
                              <mi>m</mi>
                              <mn>1</mn>
                            </mrow>
                          </mstyle>
                        </msub>
                      </mrow>
                      <mstyle mathvariant="italic">
                        <mtext>kT</mtext>
                      </mstyle>
                    </mfrac>
                  </mrow>
                </mrow>
                <mo fence="true" stretchy="true">)</mo>
              </mrow>
            </mrow>
          </mrow>
        </mrow>
      </mstyle>
      <mrow/>
    </mrow>
    <annotation encoding="StarMath 5.0"> size 12{Z rSub { size 8{m} } = Sum cSub { size 8{i} }  {g rSub { size 8{ ital "mi"} } "exp" left ( -  {  {E rSub { size 8{ ital "mi"} }  - E rSub { size 8{m1} } }  over  { ital "kT"} }  right )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 mathvariant="italic">ΔE</mi>
            <mstyle mathsize="8pt">
              <mtext>12</mtext>
            </mstyle>
          </msub>
          <mo stretchy="false">=</mo>
          <mrow/>
        </mrow>
      </mstyle>
      <mrow/>
    </mrow>
    <annotation encoding="StarMath 5.0"> size 12{ΔE rSub { size 8{"12"} } ={}} {}</annotation>
  </semantics>
</math>
</file>

<file path=Object 3/content.xml><?xml version="1.0" encoding="utf-8"?>
<math xmlns="http://www.w3.org/1998/Math/MathML" display="block">
  <semantics>
    <mrow>
      <mstyle mathsize="12pt">
        <mrow>
          <msubsup>
            <mi>σ</mi>
            <mstyle mathsize="8pt">
              <mstyle mathvariant="italic">
                <mtext>изл</mtext>
              </mstyle>
            </mstyle>
            <mstyle mathsize="8pt">
              <mi>э</mi>
            </mstyle>
          </msubsup>
          <mo stretchy="false">(</mo>
          <mi>λ</mi>
          <mrow>
            <mo stretchy="false">)</mo>
            <mo stretchy="false">=</mo>
            <msubsup>
              <mi>σ</mi>
              <mstyle mathsize="8pt">
                <mstyle mathvariant="italic">
                  <mtext>пог</mtext>
                </mstyle>
              </mstyle>
              <mstyle mathsize="8pt">
                <mi>э</mi>
              </mstyle>
            </msubsup>
          </mrow>
          <mo stretchy="false">(</mo>
          <mi>λ</mi>
          <mrow>
            <mo stretchy="false">)</mo>
            <mo stretchy="false">⋅</mo>
            <mfrac>
              <msub>
                <mi>Z</mi>
                <mstyle mathsize="8pt">
                  <mn>1</mn>
                </mstyle>
              </msub>
              <msub>
                <mi>Z</mi>
                <mstyle mathsize="8pt">
                  <mn>2</mn>
                </mstyle>
              </msub>
            </mfrac>
            <mo stretchy="false">⋅</mo>
            <mtext>exp</mtext>
          </mrow>
          <mrow>
            <mo fence="true" stretchy="true">(</mo>
            <mrow>
              <mfrac>
                <mrow>
                  <msub>
                    <mi mathvariant="italic">ΔE</mi>
                    <mstyle mathsize="8pt">
                      <mtext>12</mtext>
                    </mstyle>
                  </msub>
                  <mo stretchy="false">−</mo>
                  <mrow>
                    <mstyle mathvariant="italic">
                      <mtext>hc</mtext>
                    </mstyle>
                    <mo stretchy="false">/</mo>
                    <mi>λ</mi>
                  </mrow>
                </mrow>
                <mstyle mathvariant="italic">
                  <mtext>kT</mtext>
                </mstyle>
              </mfrac>
            </mrow>
            <mo fence="true" stretchy="true">)</mo>
          </mrow>
        </mrow>
      </mstyle>
      <mrow/>
    </mrow>
    <annotation encoding="StarMath 5.0"> size 12{σ rSub { size 8{ ital "изл"} }  rSup { size 8{э} }  \( λ \) =σ rSub { size 8{ ital "пог"} }  rSup { size 8{э} }  \( λ \)  cdot  {  {Z rSub { size 8{1} } }  over  {Z rSub { size 8{2} } } }  cdot "exp" left ( {  {ΔE rSub { size 8{"12"} }  -  ital "hc"/λ}  over  { ital "kT"} }  right )} {}</annotation>
  </semantics>
</math>
</file>

<file path=Object 4/content.xml><?xml version="1.0" encoding="utf-8"?>
<math xmlns="http://www.w3.org/1998/Math/MathML" display="block">
  <semantics>
    <mrow>
      <mstyle mathsize="12pt">
        <mrow>
          <msub>
            <mi>N</mi>
            <mstyle mathsize="8pt">
              <mn>0</mn>
            </mstyle>
          </msub>
          <mo stretchy="false">≈</mo>
          <mrow>
            <mn>4,1</mn>
            <mo stretchy="false">×</mo>
            <msup>
              <mtext>10</mtext>
              <mstyle mathsize="8pt">
                <mtext>20</mtext>
              </mstyle>
            </msup>
          </mrow>
        </mrow>
      </mstyle>
      <mrow/>
    </mrow>
    <annotation encoding="StarMath 5.0"> size 12{N rSub { size 8{0} }  approx 4,1 times "10" rSup { size 8{"20"} } 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К</mi>
            <mstyle mathsize="8pt">
              <mstyle mathvariant="italic">
                <mtext>погл</mtext>
              </mstyle>
            </mstyle>
          </msub>
          <mo stretchy="false">(</mo>
          <mi>λ</mi>
          <mrow>
            <mo stretchy="false">)</mo>
            <mo stretchy="false">=</mo>
            <mfrac>
              <mrow>
                <mo stretchy="false">(</mo>
                <mtext>ln</mtext>
                <mo stretchy="false">(</mo>
                <mfrac bevelled="true">
                  <mn>1</mn>
                  <mrow>
                    <mi>Т</mi>
                    <mo stretchy="false">(</mo>
                    <mi>λ</mi>
                    <mo stretchy="false">)</mo>
                  </mrow>
                </mfrac>
                <mo stretchy="false">)</mo>
                <mo stretchy="false">)</mo>
              </mrow>
              <msub>
                <mi>l</mi>
                <mstyle mathsize="8pt">
                  <mstyle mathvariant="italic">
                    <mtext>кр</mtext>
                  </mstyle>
                </mstyle>
              </msub>
            </mfrac>
          </mrow>
        </mrow>
      </mstyle>
      <mrow/>
    </mrow>
    <annotation encoding="StarMath 5.0"> size 12{К rSub { size 8{ ital "погл"} }  \( λ \) = {  { \( "ln" \(  {1} wideslash {Т \( λ \) }  \)  \) }  over  {l rSub { size 8{ ital "кр"} } } } } {}</annotation>
  </semantics>
</math>
</file>

<file path=Object 6/content.xml><?xml version="1.0" encoding="utf-8"?>
<math xmlns="http://www.w3.org/1998/Math/MathML" display="block">
  <semantics>
    <mrow>
      <mstyle mathsize="12pt">
        <mrow>
          <mi>Т</mi>
          <mo stretchy="false">(</mo>
          <mi>λ</mi>
          <mo stretchy="false">)</mo>
        </mrow>
      </mstyle>
      <mrow/>
    </mrow>
    <annotation encoding="StarMath 5.0"> size 12{Т \( λ \)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tyle mathvariant="italic">
                  <mtext>пог</mtext>
                </mstyle>
              </mstyle>
            </msub>
            <mo stretchy="false">=</mo>
            <msubsup>
              <mi>σ</mi>
              <mstyle mathsize="8pt">
                <mstyle mathvariant="italic">
                  <mtext>пог</mtext>
                </mstyle>
              </mstyle>
              <mstyle mathsize="8pt">
                <mi>э</mi>
              </mstyle>
            </msubsup>
          </mrow>
          <mo stretchy="false">(</mo>
          <mrow>
            <msub>
              <mi>N</mi>
              <mstyle mathsize="8pt">
                <mn>1</mn>
              </mstyle>
            </msub>
            <mo stretchy="false">−</mo>
            <mfrac>
              <msub>
                <mi>F</mi>
                <mstyle mathsize="8pt">
                  <mn>2</mn>
                </mstyle>
              </msub>
              <msub>
                <mi>F</mi>
                <mstyle mathsize="8pt">
                  <mn>1</mn>
                </mstyle>
              </msub>
            </mfrac>
          </mrow>
          <msub>
            <mi>N</mi>
            <mstyle mathsize="8pt">
              <mn>2</mn>
            </mstyle>
          </msub>
          <mo stretchy="false">)</mo>
        </mrow>
      </mstyle>
      <mrow/>
    </mrow>
    <annotation encoding="StarMath 5.0"> size 12{K rSub { size 8{ ital "пог"} } =σ rSub { size 8{ ital "пог"} }  rSup { size 8{э} }  \( N rSub { size 8{1} }  -  {  {F rSub { size 8{2} } }  over  {F rSub { size 8{1} } } } N rSub { size 8{2} }  \) } {}</annotation>
  </semantics>
</math>
</file>

<file path=Object 8/content.xml><?xml version="1.0" encoding="utf-8"?>
<math xmlns="http://www.w3.org/1998/Math/MathML" display="block">
  <semantics>
    <mrow>
      <mstyle mathsize="12pt">
        <mrow>
          <mfrac>
            <msub>
              <mi>F</mi>
              <mstyle mathsize="8pt">
                <mn>2</mn>
              </mstyle>
            </msub>
            <msub>
              <mi>F</mi>
              <mstyle mathsize="8pt">
                <mn>1</mn>
              </mstyle>
            </msub>
          </mfrac>
          <msub>
            <mi>N</mi>
            <mstyle mathsize="8pt">
              <mn>2</mn>
            </mstyle>
          </msub>
        </mrow>
      </mstyle>
      <mrow/>
    </mrow>
    <annotation encoding="StarMath 5.0"> size 12{ {  {F rSub { size 8{2} } }  over  {F rSub { size 8{1} } } } N rSub { size 8{2} } } {}</annotation>
  </semantics>
</math>
</file>

<file path=Object 9/content.xml><?xml version="1.0" encoding="utf-8"?>
<math xmlns="http://www.w3.org/1998/Math/MathML" display="block">
  <semantics>
    <mrow>
      <mstyle mathsize="12pt">
        <mrow>
          <msubsup>
            <mi>σ</mi>
            <mstyle mathsize="8pt">
              <mstyle mathvariant="italic">
                <mtext>погл</mtext>
              </mstyle>
            </mstyle>
            <mstyle mathsize="8pt">
              <mi>э</mi>
            </mstyle>
          </msubsup>
          <mo stretchy="false">=</mo>
          <mfrac bevelled="true">
            <msub>
              <mi>K</mi>
              <mstyle mathsize="8pt">
                <mstyle mathvariant="italic">
                  <mtext>погл</mtext>
                </mstyle>
              </mstyle>
            </msub>
            <msub>
              <mi>N</mi>
              <mstyle mathsize="8pt">
                <mn>0</mn>
              </mstyle>
            </msub>
          </mfrac>
        </mrow>
      </mstyle>
      <mrow/>
    </mrow>
    <annotation encoding="StarMath 5.0"> size 12{σ rSub { size 8{ ital "погл"} }  rSup { size 8{э} } = {K rSub { size 8{ ital "погл"} } } wideslash {N rSub { size 8{0} } } } {}</annotation>
  </semantics>
</math>
</file>